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draw:fill="none" fo:min-height="2.989cm"/>
    </style:style>
    <style:style style:name="gr3" style:family="graphic" style:parent-style-name="standard">
      <style:graphic-properties draw:stroke="none" draw:fill="none" fo:min-height="1.688cm"/>
    </style:style>
    <style:style style:name="gr4" style:family="graphic" style:parent-style-name="standard">
      <style:graphic-properties draw:stroke="none" draw:fill="none" fo:min-height="5.6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0.954cm" svg:x="5.4cm" svg:y="1.6cm">
          <draw:text-box>
            <text:p>Les chutes de hauteur sur un escabeau</text:p>
          </draw:text-box>
        </draw:frame>
        <draw:frame draw:style-name="gr2" draw:text-style-name="P2" draw:layer="layout" svg:width="20.6cm" svg:height="3.239cm" svg:x="5.6cm" svg:y="4.661cm">
          <draw:text-box>
            <text:p>En chiffres :</text:p>
            <text:list text:style-name="L1">
              <text:list-item>
                <text:p>Deuxième cause de mortalité au travail. </text:p>
              </text:list-item>
              <text:list-item>
                <text:p>Troisième cause d'invalidité permanente et d'arrêts de travail en France. </text:p>
              </text:list-item>
            </text:list>
          </draw:text-box>
        </draw:frame>
        <draw:frame draw:style-name="gr3" draw:text-style-name="P2" draw:layer="layout" svg:width="20.6cm" svg:height="1.938cm" svg:x="5.6cm" svg:y="2.862cm">
          <draw:text-box>
            <text:p>Définition d’un chute de hauteur :</text:p>
            <text:list text:style-name="L1">
              <text:list-item>
                <text:p>Il n’y a pas de <text:span text:style-name="T1">hauteur minimum</text:span></text:p>
              </text:list-item>
            </text:list>
          </draw:text-box>
        </draw:frame>
        <draw:frame draw:style-name="gr4" draw:text-style-name="P2" draw:layer="layout" svg:width="20.6cm" svg:height="5.875cm" svg:x="5.6cm" svg:y="7.862cm">
          <draw:text-box>
            <text:p>Ce que dit la loi : Article R.4323-63</text:p>
            <text:p>Il est interdit d’utiliser les échelles, escabeaux et marchepieds comme <text:span text:style-name="T1">poste de travail</text:span>. </text:p>
            <text:p><text:span text:style-name="T1">Toutefois</text:span>, ces équipements peuvent être utilisés en cas d’impossibilité technique de recourir à un équipement assurant la protection collective des travailleurs ou lorsque l’évaluation des risques a établi que <text:span text:style-name="T1">ce risque est faible </text:span>et qu’il s’agit de travaux de courte durée ne présentant pas <text:span text:style-name="T1">un caractère répétitif.</text:span></text:p>
          </draw:text-box>
        </draw:frame>
        <draw:frame draw:style-name="gr5" draw:text-style-name="P3" draw:layer="layout" svg:width="3cm" svg:height="0.721cm" svg:x="18cm" svg:y="14.6cm">
          <draw:text-box>
            <text:p><text:span text:style-name="T2">Version 1.0.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7" draw:text-style-name="P6" draw:layer="layout" svg:width="9.4cm" svg:height="3.063cm" svg:x="4.2cm" svg:y="2.8cm">
          <draw:text-box>
            <text:p text:style-name="P5">Pour les produits Européens il faut qu’ils soient conforme à la norme :</text:p>
            <text:p text:style-name="P5"><text:a xlink:href="https://www.boutique.afnor.org/norme/nf-en-131-7/echelles-partie-7-echelles-mobiles-avec-plate-forme/article/797800/fa164684" xlink:type="simple">EN 131</text:a></text:p>
          </draw:text-box>
        </draw:frame>
        <draw:frame draw:style-name="gr7" draw:text-style-name="P6" draw:layer="layout" svg:width="9.4cm" svg:height="1.657cm" svg:x="15.8cm" svg:y="2.8cm">
          <draw:text-box>
            <text:p text:style-name="P5">Conforme au décret :</text:p>
            <text:p text:style-name="P5"><text:a xlink:href="https://www.legifrance.gouv.fr/affichTexte.do?cidTexte=LEGITEXT000005620800" xlink:type="simple">96-333</text:a></text:p>
          </draw:text-box>
        </draw:frame>
        <draw:frame draw:style-name="gr8" draw:text-style-name="P6" draw:layer="layout" svg:width="14.6cm" svg:height="4.663cm" svg:x="4.2cm" svg:y="7.337cm">
          <draw:text-box>
            <text:p text:style-name="P5">La place de la marque « NF »</text:p>
            <text:p text:style-name="P5">La marque « NF » vous permet d’être sur que les produits sont conformes aux normes européennes et au code du travail :</text:p>
            <text:p text:style-name="P5">C’est un moyen simple afin d’être sur de la qualité et de conformité du matériel.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1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2</text:page-count></text:span><text:span text:style-name="MT2"> 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H55M6S</meta:editing-duration>
    <meta:editing-cycles>15</meta:editing-cycles>
    <meta:generator>LibreOffice/5.3.6.1$Windows_x86 LibreOffice_project/686f202eff87ef707079aeb7f485847613344eb7</meta:generator>
    <dc:date>2018-12-10T15:46:56.006000000</dc:date>
    <meta:document-statistic meta:object-count="34"/>
    <meta:user-defined meta:name="Laurent Magnin">Evarisk</meta:user-defined>
  </office:meta>
</office:document-meta>
</file>